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Chandas" svg:font-family="Chandas" style:font-pitch="variable"/>
    <style:font-face style:name="Chilanka" svg:font-family="Chilanka" style:font-pitch="variable"/>
    <style:font-face style:name="Gargi" svg:font-family="Gargi" style:font-pitch="variable"/>
    <style:font-face style:name="Likhan" svg:font-family="Likhan" style:font-pitch="variable"/>
    <style:font-face style:name="Ubuntu1" svg:font-family="Ubuntu" style:font-pitch="variable"/>
    <style:font-face style:name="Ubuntu" svg:font-family="Ubuntu" style:font-adornments="Light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dcae" officeooo:paragraph-rsid="000ddcae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AnjaliOldLipi" officeooo:rsid="000ddcae" officeooo:paragraph-rsid="000ddcae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njaliOldLipi" officeooo:rsid="00157f03" officeooo:paragraph-rsid="00157f0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57f03"/>
    </style:style>
    <style:style style:name="P5" style:family="paragraph" style:parent-style-name="Standard" style:list-style-name="L3">
      <style:paragraph-properties fo:text-align="start" style:justify-single-word="false"/>
      <style:text-properties officeooo:paragraph-rsid="001b6e77"/>
    </style:style>
    <style:style style:name="P6" style:family="paragraph" style:parent-style-name="Standard" style:list-style-name="L3">
      <style:paragraph-properties fo:text-align="start" style:justify-single-word="false"/>
      <style:text-properties officeooo:paragraph-rsid="001bf7f7"/>
    </style:style>
    <style:style style:name="P7" style:family="paragraph" style:parent-style-name="Standard">
      <style:paragraph-properties fo:text-align="start" style:justify-single-word="false"/>
      <style:text-properties officeooo:paragraph-rsid="001bf7f7"/>
    </style:style>
    <style:style style:name="T1" style:family="text">
      <style:text-properties officeooo:rsid="00137441"/>
    </style:style>
    <style:style style:name="T2" style:family="text">
      <style:text-properties style:font-name="AnjaliOldLipi"/>
    </style:style>
    <style:style style:name="T3" style:family="text">
      <style:text-properties style:font-name="AnjaliOldLipi" officeooo:rsid="00157f03"/>
    </style:style>
    <style:style style:name="T4" style:family="text">
      <style:text-properties style:font-name="AnjaliOldLipi" officeooo:rsid="0015cddd"/>
    </style:style>
    <style:style style:name="T5" style:family="text">
      <style:text-properties style:font-name="AnjaliOldLipi" officeooo:rsid="001b6e77"/>
    </style:style>
    <style:style style:name="T6" style:family="text">
      <style:text-properties style:font-name="AnjaliOldLipi" officeooo:rsid="001bf7f7"/>
    </style:style>
    <style:style style:name="T7" style:family="text">
      <style:text-properties style:font-name="AnjaliOldLipi" fo:font-weight="bold" officeooo:rsid="001b6e77" style:font-weight-asian="bold" style:font-weight-complex="bold"/>
    </style:style>
    <style:style style:name="T8" style:family="text">
      <style:text-properties style:font-name="AnjaliOldLipi" fo:font-weight="bold" officeooo:rsid="001bf7f7" style:font-weight-asian="bold" style:font-weight-complex="bold"/>
    </style:style>
    <style:style style:name="T9" style:family="text">
      <style:text-properties style:font-name="Gargi" fo:font-style="italic" officeooo:rsid="00157f03" style:font-style-asian="italic" style:font-style-complex="italic"/>
    </style:style>
    <style:style style:name="T10" style:family="text">
      <style:text-properties style:font-name="Gargi" fo:font-style="italic" fo:font-weight="bold" officeooo:rsid="00157f03" style:font-style-asian="italic" style:font-weight-asian="bold" style:font-style-complex="italic" style:font-weight-complex="bold"/>
    </style:style>
    <style:style style:name="T11" style:family="text">
      <style:text-properties fo:color="#000000" fo:font-size="16pt" style:text-underline-style="solid" style:text-underline-width="auto" style:text-underline-color="font-color" fo:font-weight="normal" fo:background-color="#b4c7dc" loext:char-shading-value="0" style:font-size-asian="16pt" style:font-weight-asian="normal" style:font-size-complex="16pt" style:font-weight-complex="normal"/>
    </style:style>
    <style:style style:name="T12" style:family="text">
      <style:text-properties officeooo:rsid="001b6e77"/>
    </style:style>
    <style:style style:name="T13" style:family="text">
      <style:text-properties officeooo:rsid="001bf7f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System V Shared Memory IPC</text:span><text:line-break/></text:p>
      <text:list xml:id="list1944526470" text:style-name="L1">
        <text:list-item>
          <text:p text:style-name="P2">Shared memory allows two or more processes to share the same region (usually referred to as a segment) of physical memory.</text:p>
        </text:list-item>
        <text:list-item>
          <text:p text:style-name="P2">No kernel intervention is required, Hence it is the fastest IPC mechanism, <text:span text:style-name="T1">on the other hand it requires user to handle the synchronisation for the shared resource, usually done with semaphores (system V/POSIX) or file locks. </text:span></text:p>
        </text:list-item>
        <text:list-item>
          <text:p text:style-name="P3">Usage Flow</text:p>
          <text:list>
            <text:list-item>
              <text:p text:style-name="P4"><text:span text:style-name="T3">Call </text:span><text:span text:style-name="T10">shmget()</text:span><text:span text:style-name="T9"> </text:span><text:span text:style-name="T3">for creating/recieving the sharem memory segment identifier.</text:span></text:p>
            </text:list-item>
            <text:list-item>
              <text:p text:style-name="P4"><text:span text:style-name="T3">Call </text:span><text:span text:style-name="T10">shmat()</text:span><text:span text:style-name="T3">, </text:span><text:span text:style-name="T4">which </text:span><text:span text:style-name="T3">make</text:span><text:span text:style-name="T4">s</text:span><text:span text:style-name="T3"> the segment part of the virtual memory. </text:span><text:span text:style-name="T4">Access the memory with the retrieved start address. </text:span></text:p>
            </text:list-item>
          </text:list>
        </text:list-item>
      </text:list>
      <text:list xml:id="list845497970" text:style-name="L3">
        <text:list-item>
          <text:list>
            <text:list-item>
              <text:p text:style-name="P5"><text:span text:style-name="T5">Call </text:span><text:span text:style-name="T7">shmdt()</text:span><text:span text:style-name="T5"> for detaching memory segment (optional). This happens automatically at process termination.</text:span></text:p>
            </text:list-item>
            <text:list-item>
              <text:p text:style-name="P6"><text:span text:style-name="T5">C</text:span><text:span text:style-name="T6">all </text:span><text:span text:style-name="T8">shmctl()</text:span><text:span text:style-name="T6">, to destroy the memory segment. The segment will be destroyed only after all currently attached processes have detached it. Only one process needs to perform this step.</text:span></text:p>
            </text:list-item>
          </text:list>
        </text:list-item>
      </text:list>
      <text:p text:style-name="P7"><text:span text:style-name="T6"/></text:p>
      <text:list xml:id="list144346544654365" text:continue-list="list845497970" text:style-name="L3">
        <text:list-item text:start-value="1">
          <text:p text:style-name="P6"><text:span text:style-name="T6">A child created by fork() inherits its parent’s attached shared memory segments. Thus, shared memory provides an easy method of IPC between parent and child.</text:span></text:p>
        </text:list-item>
        <text:list-item>
          <text:p text:style-name="P6"><text:span text:style-name="T6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Chandas" svg:font-family="Chandas" style:font-pitch="variable"/>
    <style:font-face style:name="Chilanka" svg:font-family="Chilanka" style:font-pitch="variable"/>
    <style:font-face style:name="Gargi" svg:font-family="Gargi" style:font-pitch="variable"/>
    <style:font-face style:name="Likhan" svg:font-family="Likhan" style:font-pitch="variable"/>
    <style:font-face style:name="Ubuntu1" svg:font-family="Ubuntu" style:font-pitch="variable"/>
    <style:font-face style:name="Ubuntu" svg:font-family="Ubuntu" style:font-adornments="Light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font-name="AnjaliOldLipi" fo:font-family="AnjaliOldLipi" style:font-pitch="variable" officeooo:rsid="00157f03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9T13:50:20.671686557</meta:creation-date>
    <dc:date>2021-01-09T14:43:43.938328256</dc:date>
    <meta:editing-duration>PT12M29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168" meta:character-count="1034" meta:non-whitespace-character-count="881"/>
  </office:meta>
</office:document-meta>
</file>